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2.66cm"/>
    </style:style>
    <style:style style:name="Tabla1.B" style:family="table-column">
      <style:table-column-properties style:column-width="3.658cm"/>
    </style:style>
    <style:style style:name="Tabla1.C" style:family="table-column">
      <style:table-column-properties style:column-width="3.373cm"/>
    </style:style>
    <style:style style:name="Tabla1.D" style:family="table-column">
      <style:table-column-properties style:column-width="3.679cm"/>
    </style:style>
    <style:style style:name="Tabla1.E" style:family="table-column">
      <style:table-column-properties style:column-width="4.21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2" style:list-style-name="L3"/>
    <style:style style:name="P5" style:family="paragraph" style:parent-style-name="Text_20_body" style:list-style-name="L4"/>
    <style:style style:name="P6" style:family="paragraph" style:parent-style-name="Heading_20_2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Heading_20_1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8"/>
    <style:style style:name="P12" style:family="paragraph" style:parent-style-name="Heading_20_3">
      <style:paragraph-properties fo:margin-top="0cm" fo:margin-bottom="0.247cm" style:contextual-spacing="false" fo:line-height="115%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📦 Paquetes de Servicio</text:h>
      <text:h text:style-name="Heading_20_3" text:outline-level="3">1. <text:span text:style-name="Strong_20_Emphasis">Paquete OwnCloud – Nube Privada</text:span></text:h>
      <text:list text:style-name="L1">
        <text:list-item>
          <text:p text:style-name="P1"><text:span text:style-name="Strong_20_Emphasis">Incluye:</text:span></text:p>
          <text:list>
            <text:list-item>
              <text:p text:style-name="P1">Instalación de servidor OwnCloud en equipo del cliente o VPS.</text:p>
            </text:list-item>
            <text:list-item>
              <text:p text:style-name="P1">1 usuario administrador listo para gestionar y crear más usuarios.</text:p>
            </text:list-item>
            <text:list-item>
              <text:p text:style-name="P1">Configuración básica de almacenamiento y sincronización de archivos.</text:p>
            </text:list-item>
            <text:list-item>
              <text:p text:style-name="P1">Acceso vía web y aplicaciones móviles.</text:p>
            </text:list-item>
            <text:list-item>
              <text:p text:style-name="P1">Seguridad: HTTPS, control de permisos y cifrado de datos.</text:p>
            </text:list-item>
          </text:list>
        </text:list-item>
        <text:list-item>
          <text:p text:style-name="P1"><text:span text:style-name="Strong_20_Emphasis">Ideal para:</text:span> Empresas o usuarios que necesitan compartir documentos, fotos y archivos de forma privada y segura.</text:p>
        </text:list-item>
      </text:list>
      <text:h text:style-name="Heading_20_3" text:outline-level="3">2. <text:span text:style-name="Strong_20_Emphasis">Paquete Jellyfin – Streaming Multimedia</text:span></text:h>
      <text:list text:style-name="L2">
        <text:list-item>
          <text:p text:style-name="P2"><text:span text:style-name="Strong_20_Emphasis">Incluye:</text:span></text:p>
          <text:list>
            <text:list-item>
              <text:p text:style-name="P2">Instalación de servidor Jellyfin para música, películas y videos.</text:p>
            </text:list-item>
            <text:list-item>
              <text:p text:style-name="P2">Configuración inicial para acceso desde cualquier dispositivo (TV, móvil, PC).</text:p>
            </text:list-item>
            <text:list-item>
              <text:p text:style-name="P2">Organización automática de biblioteca multimedia con carátulas y metadatos.</text:p>
            </text:list-item>
            <text:list-item>
              <text:p text:style-name="P2">1 usuario administrador para gestionar contenido.</text:p>
            </text:list-item>
          </text:list>
        </text:list-item>
        <text:list-item>
          <text:p text:style-name="P2"><text:span text:style-name="Strong_20_Emphasis">Ideal para:</text:span> Usuarios que quieren un “Netflix privado” para su colección de música y películas.</text:p>
        </text:list-item>
      </text:list>
      <text:h text:style-name="Heading_20_3" text:outline-level="3">3. <text:span text:style-name="Strong_20_Emphasis">Paquete Total – Nube + Streaming</text:span></text:h>
      <text:list text:style-name="L3">
        <text:list-item>
          <text:p text:style-name="P3"><text:span text:style-name="Strong_20_Emphasis">Incluye:</text:span></text:p>
          <text:list>
            <text:list-item>
              <text:p text:style-name="P3">Instalación de <text:span text:style-name="Strong_20_Emphasis">OwnCloud</text:span> con usuario administrador y gestión de archivos.</text:p>
            </text:list-item>
            <text:list-item>
              <text:p text:style-name="P3">Instalación de <text:span text:style-name="Strong_20_Emphasis">Jellyfin</text:span> para streaming multimedia.</text:p>
            </text:list-item>
            <text:list-item>
              <text:p text:style-name="P3">Integración opcional: acceso unificado con las mismas credenciales.</text:p>
            </text:list-item>
            <text:list-item>
              <text:p text:style-name="P3">Configuración de seguridad y optimización de red para ambos servicios.</text:p>
            </text:list-item>
          </text:list>
        </text:list-item>
        <text:list-item>
          <text:p text:style-name="P3"><text:span text:style-name="Strong_20_Emphasis">Ideal para:</text:span> Clientes que desean tener <text:span text:style-name="Strong_20_Emphasis">todo en un solo servidor</text:span>: nube privada para documentos y streaming multimedia para entretenimiento.</text:p>
          <text:list>
            <text:list-item>
              <text:h text:style-name="P4" text:outline-level="2">💡 Estrategia de precios sugerida para tus paquetes</text:h>
            </text:list-item>
          </text:list>
        </text:list-item>
      </text:list>
      <text:list text:style-name="L4">
        <text:list-item>
          <text:p text:style-name="P5"><text:span text:style-name="Strong_20_Emphasis">Paquete OwnCloud – Nube Privada</text:span></text:p>
          <text:list>
            <text:list-item>
              <text:p text:style-name="P5">Instalación única: <text:span text:style-name="Strong_20_Emphasis">$1,500 MXN</text:span></text:p>
            </text:list-item>
            <text:list-item>
              <text:p text:style-name="P5"><text:soft-page-break/>Extras: $200 MXN por ticket (usuarios, almacenamiento, respaldo).</text:p>
            </text:list-item>
            <text:list-item>
              <text:p text:style-name="P5">Posicionamiento: <text:span text:style-name="Emphasis">“Pago único, tu nube privada sin mensualidades.”</text:span></text:p>
            </text:list-item>
          </text:list>
        </text:list-item>
        <text:list-item>
          <text:p text:style-name="P5"><text:span text:style-name="Strong_20_Emphasis">Paquete Jellyfin – Streaming Multimedia</text:span></text:p>
          <text:list>
            <text:list-item>
              <text:p text:style-name="P5">Instalación única: <text:span text:style-name="Strong_20_Emphasis">$1,500 MXN</text:span></text:p>
            </text:list-item>
            <text:list-item>
              <text:p text:style-name="P5">Extras: $200 MXN por ticket (dispositivos extra, optimización).</text:p>
            </text:list-item>
            <text:list-item>
              <text:p text:style-name="P5">Posicionamiento: <text:span text:style-name="Emphasis">“Tu Netflix privado, sin suscripciones.”</text:span></text:p>
            </text:list-item>
          </text:list>
        </text:list-item>
        <text:list-item>
          <text:p text:style-name="P5"><text:span text:style-name="Strong_20_Emphasis">Paquete Total – Nube + Streaming</text:span></text:p>
          <text:list>
            <text:list-item>
              <text:p text:style-name="P5">Instalación única: <text:span text:style-name="Strong_20_Emphasis">$2,500 MXN</text:span> (ahorro de $500 frente a contratar ambos).</text:p>
            </text:list-item>
            <text:list-item>
              <text:p text:style-name="P5">Extras: $200 MXN por ticket.</text:p>
            </text:list-item>
            <text:list-item>
              <text:p text:style-name="P5">Posicionamiento: <text:span text:style-name="Emphasis">“Todo en un solo servidor, nube + entretenimiento.”</text:span></text:p>
            </text:list-item>
          </text:list>
        </text:list-item>
      </text:list>
      <text:h text:style-name="P6" text:outline-level="2">🎯 Recomendación de marketing</text:h>
      <text:list text:style-name="L5">
        <text:list-item>
          <text:p text:style-name="P7"><text:span text:style-name="Strong_20_Emphasis">Enfatiza la diferencia:</text:span> Google cobra cada mes, tú cobras una sola vez.</text:p>
        </text:list-item>
        <text:list-item>
          <text:p text:style-name="P7"><text:span text:style-name="Strong_20_Emphasis">Haz comparativas:</text:span> “Google 2 TB cuesta ~$2,040 MXN al año. Conmigo, tu nube privada cuesta $1,500 MXN una sola vez.”</text:p>
        </text:list-item>
        <text:list-item>
          <text:p text:style-name="P7"><text:span text:style-name="Strong_20_Emphasis">Upselling:</text:span> Promueve el Paquete Total como el más conveniente.</text:p>
        </text:list-item>
        <text:list-item>
          <text:p text:style-name="P7"><text:span text:style-name="Strong_20_Emphasis">Soporte modular:</text:span> $200 MXN por ticket es atractivo porque el cliente paga solo lo que necesita.</text:p>
        </text:list-item>
      </text:list>
      <text:h text:style-name="Heading_20_2" text:outline-level="2">💡 Estrategia de precios sugerida para tus paquetes</text:h>
      <text:list text:style-name="L6">
        <text:list-item>
          <text:p text:style-name="P8"><text:span text:style-name="Strong_20_Emphasis">Paquete OwnCloud – Nube Privada</text:span></text:p>
          <text:list>
            <text:list-item>
              <text:p text:style-name="P8">Instalación única: <text:span text:style-name="Strong_20_Emphasis">$1,500 MXN</text:span></text:p>
            </text:list-item>
            <text:list-item>
              <text:p text:style-name="P8">Extras: $200 MXN por ticket (usuarios, almacenamiento, respaldo).</text:p>
            </text:list-item>
            <text:list-item>
              <text:p text:style-name="P8">Posicionamiento: <text:span text:style-name="Emphasis">“Pago único, tu nube privada sin mensualidades.”</text:span></text:p>
            </text:list-item>
          </text:list>
        </text:list-item>
        <text:list-item>
          <text:p text:style-name="P8"><text:span text:style-name="Strong_20_Emphasis">Paquete Jellyfin – Streaming Multimedia</text:span></text:p>
          <text:list>
            <text:list-item>
              <text:p text:style-name="P8">Instalación única: <text:span text:style-name="Strong_20_Emphasis">$1,500 MXN</text:span></text:p>
            </text:list-item>
            <text:list-item>
              <text:p text:style-name="P8">Extras: $200 MXN por ticket (dispositivos extra, optimización).</text:p>
            </text:list-item>
            <text:list-item>
              <text:p text:style-name="P8">Posicionamiento: <text:span text:style-name="Emphasis">“Tu Netflix privado, sin suscripciones.”</text:span></text:p>
            </text:list-item>
          </text:list>
        </text:list-item>
        <text:list-item>
          <text:p text:style-name="P8"><text:span text:style-name="Strong_20_Emphasis">Paquete Total – Nube + Streaming</text:span></text:p>
          <text:list>
            <text:list-item>
              <text:p text:style-name="P8">Instalación única: <text:span text:style-name="Strong_20_Emphasis">$2,500 MXN</text:span> (ahorro de $500 frente a contratar ambos).</text:p>
            </text:list-item>
            <text:list-item>
              <text:p text:style-name="P8">Extras: $200 MXN por ticket.</text:p>
            </text:list-item>
            <text:list-item>
              <text:p text:style-name="P8"><text:soft-page-break/>Posicionamiento: <text:span text:style-name="Emphasis">“Todo en un solo servidor, nube + entretenimiento.”</text:span></text:p>
            </text:list-item>
          </text:list>
        </text:list-item>
      </text:list>
      <text:h text:style-name="P6" text:outline-level="2">🎯 Recomendación de marketing</text:h>
      <text:list text:style-name="L7">
        <text:list-item>
          <text:p text:style-name="P9"><text:span text:style-name="Strong_20_Emphasis">Enfatiza la diferencia:</text:span> Google cobra cada mes, tú cobras una sola vez.</text:p>
        </text:list-item>
        <text:list-item>
          <text:p text:style-name="P9"><text:span text:style-name="Strong_20_Emphasis">Haz comparativas:</text:span> “Google 2 TB cuesta ~$2,040 MXN al año. Conmigo, tu nube privada cuesta $1,500 MXN una sola vez.”</text:p>
        </text:list-item>
        <text:list-item>
          <text:p text:style-name="P9"><text:span text:style-name="Strong_20_Emphasis">Upselling:</text:span> Promueve el Paquete Total como el más conveniente.</text:p>
        </text:list-item>
        <text:list-item>
          <text:p text:style-name="P9"><text:span text:style-name="Strong_20_Emphasis">Soporte modular:</text:span> $200 MXN por ticket es atractivo porque el cliente paga solo lo que <text:span text:style-name="T1">necesita</text:span>.</text:p>
        </text:list-item>
      </text:list>
      <text:h text:style-name="P10" text:outline-level="1">📑 Argumentario Comercial – Paquetes OwnCloud &amp; Jellyfin</text:h>
      <text:h text:style-name="P6" text:outline-level="2">1. Diferencia clave frente a servicios en la nube</text:h>
      <text:list text:style-name="L8">
        <text:list-item>
          <text:p text:style-name="P11"><text:span text:style-name="Strong_20_Emphasis">Google Drive/One, Dropbox y OneDrive</text:span>: cobran <text:span text:style-name="Strong_20_Emphasis">mensual o anual</text:span> según capacidad de almacenamiento.</text:p>
        </text:list-item>
        <text:list-item>
          <text:p text:style-name="P11"><text:span text:style-name="Strong_20_Emphasis">Tu servicio</text:span>: cobra <text:span text:style-name="Strong_20_Emphasis">una sola vez ($1,500 MXN)</text:span> por instalación, con control total en servidor propio.</text:p>
        </text:list-item>
        <text:list-item>
          <text:p text:style-name="P11"><text:span text:style-name="Strong_20_Emphasis">Mensaje de venta:</text:span> <text:span text:style-name="Emphasis">“Ellos te cobran cada mes, yo te instalo tu nube privada una sola vez y los datos son tuyos.”</text:span></text:p>
        </text:list-item>
      </text:list>
      <text:h text:style-name="P6" text:outline-level="2">2. Paquetes de Servicio</text:h>
      <text:h text:style-name="P12" text:outline-level="3">🔹 Paquete OwnCloud – Nube Privada</text:h>
      <text:list text:style-name="L9">
        <text:list-item>
          <text:p text:style-name="P13">Instalación única: <text:span text:style-name="Strong_20_Emphasis">$1,500 MXN</text:span></text:p>
        </text:list-item>
        <text:list-item>
          <text:p text:style-name="P13">1 usuario administrador listo para crear más usuarios.</text:p>
        </text:list-item>
        <text:list-item>
          <text:p text:style-name="P13">Acceso web y móvil, cifrado y permisos.</text:p>
        </text:list-item>
        <text:list-item>
          <text:p text:style-name="P13"><text:span text:style-name="Strong_20_Emphasis">Extras por ticket ($200 MXN):</text:span> usuarios adicionales, más almacenamiento, respaldo automático.</text:p>
        </text:list-item>
        <text:list-item>
          <text:p text:style-name="P13"><text:span text:style-name="Strong_20_Emphasis">Frase de venta:</text:span> <text:span text:style-name="Emphasis">“Tu nube privada, sin mensualidades y con seguridad total.”</text:span></text:p>
        </text:list-item>
      </text:list>
      <text:h text:style-name="P12" text:outline-level="3">🔹 Paquete Jellyfin – Streaming Multimedia</text:h>
      <text:list text:style-name="L10">
        <text:list-item>
          <text:p text:style-name="P14">Instalación única: <text:span text:style-name="Strong_20_Emphasis">$1,500 MXN</text:span></text:p>
        </text:list-item>
        <text:list-item>
          <text:p text:style-name="P14">1 usuario administrador, acceso desde TV, móvil y PC.</text:p>
        </text:list-item>
        <text:list-item>
          <text:p text:style-name="P14">Biblioteca multimedia organizada con carátulas y metadatos.</text:p>
        </text:list-item>
        <text:list-item>
          <text:p text:style-name="P14"><text:soft-page-break/><text:span text:style-name="Strong_20_Emphasis">Extras por ticket ($200 MXN):</text:span> dispositivos adicionales, optimización de red, soporte de metadatos.</text:p>
        </text:list-item>
        <text:list-item>
          <text:p text:style-name="P14"><text:span text:style-name="Strong_20_Emphasis">Frase de venta:</text:span> <text:span text:style-name="Emphasis">“Tu Netflix privado, sin suscripciones.”</text:span></text:p>
        </text:list-item>
      </text:list>
      <text:h text:style-name="P12" text:outline-level="3">🔹 Paquete Total – Nube + Streaming</text:h>
      <text:list text:style-name="L11">
        <text:list-item>
          <text:p text:style-name="P15">Instalación única: <text:span text:style-name="Strong_20_Emphasis">$2,500 MXN</text:span> (ahorro de $500 frente a contratar ambos).</text:p>
        </text:list-item>
        <text:list-item>
          <text:p text:style-name="P15">OwnCloud + Jellyfin integrados en un solo servidor.</text:p>
        </text:list-item>
        <text:list-item>
          <text:p text:style-name="P15">1 usuario administrador para cada servicio.</text:p>
        </text:list-item>
        <text:list-item>
          <text:p text:style-name="P15"><text:span text:style-name="Strong_20_Emphasis">Extras por ticket ($200 MXN):</text:span> todo lo anterior.</text:p>
        </text:list-item>
        <text:list-item>
          <text:p text:style-name="P15"><text:span text:style-name="Strong_20_Emphasis">Frase de venta:</text:span> <text:span text:style-name="Emphasis">“Todo en un solo servidor: tu nube privada y tu centro de entretenimiento.”</text:span></text:p>
        </text:list-item>
      </text:list>
      <text:h text:style-name="P6" text:outline-level="2">3. Comparativa con Google Drive, Dropbox y OneDrive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Servicio</text:p>
            </table:table-cell>
            <table:table-cell table:style-name="Tabla1.A1" office:value-type="string">
              <text:p text:style-name="Table_20_Heading">Google Drive/One</text:p>
            </table:table-cell>
            <table:table-cell table:style-name="Tabla1.A1" office:value-type="string">
              <text:p text:style-name="Table_20_Heading">Dropbox</text:p>
            </table:table-cell>
            <table:table-cell table:style-name="Tabla1.A1" office:value-type="string">
              <text:p text:style-name="Table_20_Heading">OneDrive</text:p>
            </table:table-cell>
            <table:table-cell table:style-name="Tabla1.A1" office:value-type="string">
              <text:p text:style-name="Table_20_Heading">Tu Paquete OwnCloud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Precio inicial</text:span></text:p>
          </table:table-cell>
          <table:table-cell table:style-name="Tabla1.A1" office:value-type="string">
            <text:p text:style-name="Table_20_Contents">$420–$2,040 MXN/año</text:p>
          </table:table-cell>
          <table:table-cell table:style-name="Tabla1.A1" office:value-type="string">
            <text:p text:style-name="Table_20_Contents">~$2,000 MXN/año (2 TB)</text:p>
          </table:table-cell>
          <table:table-cell table:style-name="Tabla1.A1" office:value-type="string">
            <text:p text:style-name="Table_20_Contents">~$1,700 MXN/año (1 TB con Office)</text:p>
          </table:table-cell>
          <table:table-cell table:style-name="Tabla1.A1" office:value-type="string">
            <text:p text:style-name="Table_20_Contents">$1,500 MXN una sola vez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odelo</text:span></text:p>
          </table:table-cell>
          <table:table-cell table:style-name="Tabla1.A1" office:value-type="string">
            <text:p text:style-name="Table_20_Contents">Suscripción mensual/anual</text:p>
          </table:table-cell>
          <table:table-cell table:style-name="Tabla1.A1" office:value-type="string">
            <text:p text:style-name="Table_20_Contents">Suscripción mensual/anual</text:p>
          </table:table-cell>
          <table:table-cell table:style-name="Tabla1.A1" office:value-type="string">
            <text:p text:style-name="Table_20_Contents">Suscripción mensual/anual</text:p>
          </table:table-cell>
          <table:table-cell table:style-name="Tabla1.A1" office:value-type="string">
            <text:p text:style-name="Table_20_Contents">Pago únic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rivacidad</text:span></text:p>
          </table:table-cell>
          <table:table-cell table:style-name="Tabla1.A1" office:value-type="string">
            <text:p text:style-name="Table_20_Contents">Datos en servidores externos</text:p>
          </table:table-cell>
          <table:table-cell table:style-name="Tabla1.A1" office:value-type="string">
            <text:p text:style-name="Table_20_Contents">Datos en servidores externos</text:p>
          </table:table-cell>
          <table:table-cell table:style-name="Tabla1.A1" office:value-type="string">
            <text:p text:style-name="Table_20_Contents">Datos en servidores externos</text:p>
          </table:table-cell>
          <table:table-cell table:style-name="Tabla1.A1" office:value-type="string">
            <text:p text:style-name="Table_20_Contents">Datos en servidor propi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scalabilidad</text:span></text:p>
          </table:table-cell>
          <table:table-cell table:style-name="Tabla1.A1" office:value-type="string">
            <text:p text:style-name="Table_20_Contents">Planes fijos (100 GB, 200 GB, 2 TB)</text:p>
          </table:table-cell>
          <table:table-cell table:style-name="Tabla1.A1" office:value-type="string">
            <text:p text:style-name="Table_20_Contents">Planes fijos (2 TB, Business)</text:p>
          </table:table-cell>
          <table:table-cell table:style-name="Tabla1.A1" office:value-type="string">
            <text:p text:style-name="Table_20_Contents">Planes fijos (1 TB, 6 TB)</text:p>
          </table:table-cell>
          <table:table-cell table:style-name="Tabla1.A1" office:value-type="string">
            <text:p text:style-name="Table_20_Contents">Modular: usuarios, almacenamiento, respald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xtras</text:span></text:p>
          </table:table-cell>
          <table:table-cell table:style-name="Tabla1.A1" office:value-type="string">
            <text:p text:style-name="Table_20_Contents">Compartir con 5 usuarios</text:p>
          </table:table-cell>
          <table:table-cell table:style-name="Tabla1.A1" office:value-type="string">
            <text:p text:style-name="Table_20_Contents">Colaboración avanzada</text:p>
          </table:table-cell>
          <table:table-cell table:style-name="Tabla1.A1" office:value-type="string">
            <text:p text:style-name="Table_20_Contents">Integración con Office</text:p>
          </table:table-cell>
          <table:table-cell table:style-name="Tabla1.A1" office:value-type="string">
            <text:p text:style-name="Table_20_Contents">Tickets de $200 MXN según necesidad</text:p>
          </table:table-cell>
        </table:table-row>
      </table:table>
      <text:p text:style-name="Text_20_body">👉 <text:span text:style-name="Strong_20_Emphasis">Mensaje clave:</text:span> <text:span text:style-name="Emphasis">“En 2 años, Google, Dropbox o OneDrive cuestan más que mi instalación única. Conmigo, tu nube es privada, modular y sin pagos recurrentes.”</text:span></text:p>
      <text:h text:style-name="P6" text:outline-level="2">4. Estrategia de Marketing</text:h>
      <text:list text:style-name="L12">
        <text:list-item>
          <text:p text:style-name="P16"><text:span text:style-name="Strong_20_Emphasis">Posicionamiento:</text:span> “Pago único, nube privada y entretenimiento sin suscripciones.”</text:p>
        </text:list-item>
        <text:list-item>
          <text:p text:style-name="P16"><text:span text:style-name="Strong_20_Emphasis">Comparativas directas:</text:span></text:p>
          <text:list>
            <text:list-item>
              <text:p text:style-name="P16"><text:span text:style-name="Emphasis">“Google 2 TB cuesta $2,040 MXN al año.”</text:span></text:p>
            </text:list-item>
            <text:list-item>
              <text:p text:style-name="P16"><text:span text:style-name="Emphasis">“Dropbox 2 TB cuesta ~$2,000 MXN al año.”</text:span></text:p>
            </text:list-item>
            <text:list-item>
              <text:p text:style-name="P16"><text:span text:style-name="Emphasis">“OneDrive 1 TB cuesta ~$1,700 MXN al año.”</text:span></text:p>
            </text:list-item>
            <text:list-item>
              <text:p text:style-name="P16"><text:span text:style-name="Emphasis">“Conmigo, tu nube privada cuesta $1,500 MXN una sola vez.”</text:span></text:p>
            </text:list-item>
          </text:list>
        </text:list-item>
        <text:list-item>
          <text:p text:style-name="P16"><text:span text:style-name="Strong_20_Emphasis">Upselling:</text:span> Promueve el <text:span text:style-name="Strong_20_Emphasis">Paquete Total</text:span> como el más conveniente.</text:p>
        </text:list-item>
        <text:list-item>
          <text:p text:style-name="P16"><text:soft-page-break/><text:span text:style-name="Strong_20_Emphasis">Extras modulares:</text:span> $200 MXN por ticket da flexibilidad y evita gastos innecesarios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01:23:56.376239300</meta:creation-date>
    <dc:date>2025-12-11T03:01:58.035200100</dc:date>
    <meta:editing-duration>PT1H23M55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5" meta:paragraph-count="124" meta:word-count="971" meta:character-count="6108" meta:non-whitespace-character-count="5327"/>
  </office:meta>
</office:document-meta>
</file>